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a8d" officeooo:paragraph-rsid="00125a8d"/>
    </style:style>
    <style:style style:name="P2" style:family="paragraph" style:parent-style-name="Standard">
      <style:text-properties officeooo:rsid="0013a160" officeooo:paragraph-rsid="0013a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a API rest?</text:p>
      <text:p text:style-name="P1">Um protocolo HTTP que transita dados em uma publicação web onde é possível consumir e enviar dados em formato JSON</text:p>
      <text:p text:style-name="P1"/>
      <text:p text:style-name="P1"/>
      <text:p text:style-name="P1"/>
      <text:p text:style-name="P1">O que é o prot. SOAP?</text:p>
      <text:p text:style-name="P1"/>
      <text:p text:style-name="P1">Um protocolo HTTP multiplataforma onde transitam informações por XML.</text:p>
      <text:p text:style-name="P1"/>
      <text:p text:style-name="P2">Métodos GET, POST e PUT</text:p>
      <text:p text:style-name="P2"/>
      <text:p text:style-name="P2">GET serve para pegar algo na API</text:p>
      <text:p text:style-name="P2">POST serve para incluir algo na API</text:p>
      <text:p text:style-name="P2">PUT serve para alterar algo na API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12:19:46.839000000</dc:date>
    <meta:editing-duration>PT22M51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8" meta:word-count="67" meta:character-count="349" meta:non-whitespace-character-count="290"/>
  </office:meta>
</office:document-meta>
</file>